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er">
      <style:text-properties fo:color="#ffffff" loext:opacity="100%" style:font-name="Liberation Mono" fo:font-size="24pt" officeooo:rsid="001e304b" officeooo:paragraph-rsid="001e304b" style:font-size-asian="21pt" style:font-size-complex="24pt"/>
    </style:style>
    <style:style style:name="P2" style:family="paragraph" style:parent-style-name="Header">
      <style:paragraph-properties fo:line-height="115%"/>
      <style:text-properties fo:color="#ffffff" loext:opacity="100%" style:font-name="Liberation Mono" fo:font-size="12pt" officeooo:rsid="00365fbc" officeooo:paragraph-rsid="00365fbc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Mono" officeooo:rsid="00227113" officeooo:paragraph-rsid="002b8f9d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rsid="00227113" officeooo:paragraph-rsid="0036649b"/>
    </style:style>
    <style:style style:name="P5" style:family="paragraph" style:parent-style-name="Standard">
      <style:text-properties style:font-name="Liberation Mono" officeooo:rsid="00227113" officeooo:paragraph-rsid="002b8f9d"/>
    </style:style>
    <style:style style:name="P6" style:family="paragraph" style:parent-style-name="Standard">
      <style:text-properties style:font-name="Liberation Mono" officeooo:rsid="002bedce" officeooo:paragraph-rsid="002b8f9d"/>
    </style:style>
    <style:style style:name="P7" style:family="paragraph" style:parent-style-name="Standard">
      <style:text-properties style:font-name="Liberation Mono" fo:font-size="11pt" officeooo:paragraph-rsid="00213fb2" style:font-size-asian="11pt" style:font-size-complex="11pt"/>
    </style:style>
    <style:style style:name="P8" style:family="paragraph" style:parent-style-name="Text_20_body">
      <style:text-properties officeooo:rsid="00227113" officeooo:paragraph-rsid="003493c5"/>
    </style:style>
    <style:style style:name="P9" style:family="paragraph" style:parent-style-name="Standard">
      <style:paragraph-properties fo:text-align="center" style:justify-single-word="false"/>
      <style:text-properties officeooo:rsid="00227113" officeooo:paragraph-rsid="00213fb2"/>
    </style:style>
    <style:style style:name="P10" style:family="paragraph" style:parent-style-name="Text_20_body">
      <style:paragraph-properties fo:text-align="center" style:justify-single-word="false"/>
      <style:text-properties officeooo:rsid="00227113" officeooo:paragraph-rsid="002718a2"/>
    </style:style>
    <style:style style:name="P11" style:family="paragraph" style:parent-style-name="Text_20_body">
      <style:paragraph-properties fo:text-align="center" style:justify-single-word="false"/>
      <style:text-properties officeooo:rsid="00227113" officeooo:paragraph-rsid="002bedce"/>
    </style:style>
    <style:style style:name="P12" style:family="paragraph" style:parent-style-name="Text_20_body">
      <style:paragraph-properties fo:text-align="center" style:justify-single-word="false"/>
      <style:text-properties officeooo:rsid="00227113" officeooo:paragraph-rsid="0038778e"/>
    </style:style>
    <style:style style:name="P13" style:family="paragraph" style:parent-style-name="Text_20_body">
      <style:text-properties officeooo:rsid="00227113" officeooo:paragraph-rsid="0038778e"/>
    </style:style>
    <style:style style:name="P14" style:family="paragraph" style:parent-style-name="Header">
      <style:paragraph-properties fo:line-height="115%"/>
      <style:text-properties officeooo:paragraph-rsid="00334251"/>
    </style:style>
    <style:style style:name="P15" style:family="paragraph" style:parent-style-name="Header">
      <style:paragraph-properties fo:line-height="115%"/>
      <style:text-properties officeooo:paragraph-rsid="0038e069"/>
    </style:style>
    <style:style style:name="P16" style:family="paragraph" style:parent-style-name="Text_20_body" style:list-style-name="L1">
      <style:text-properties style:font-name="Liberation Mono" fo:font-size="11pt" officeooo:paragraph-rsid="002b8f9d" style:font-size-asian="11pt" style:font-size-complex="11pt"/>
    </style:style>
    <style:style style:name="P17" style:family="paragraph" style:parent-style-name="Text_20_body" style:list-style-name="L2">
      <style:text-properties style:font-name="Liberation Mono" fo:font-size="11pt" style:font-size-asian="11pt" style:font-size-complex="11pt"/>
    </style:style>
    <style:style style:name="P18" style:family="paragraph" style:parent-style-name="Text_20_body" style:list-style-name="L2">
      <style:text-properties style:font-name="Liberation Mono" fo:font-size="11pt" officeooo:paragraph-rsid="002b8f9d" style:font-size-asian="11pt" style:font-size-complex="11pt"/>
    </style:style>
    <style:style style:name="P19" style:family="paragraph" style:parent-style-name="Text_20_body" style:list-style-name="L3">
      <style:text-properties style:font-name="Liberation Mono" fo:font-size="11pt" style:font-size-asian="11pt" style:font-size-complex="11pt"/>
    </style:style>
    <style:style style:name="P20" style:family="paragraph" style:parent-style-name="Text_20_body" style:list-style-name="L4">
      <style:text-properties style:font-name="Liberation Mono" fo:font-size="11pt" officeooo:paragraph-rsid="0038778e" style:font-size-asian="11pt" style:font-size-complex="11pt"/>
    </style:style>
    <style:style style:name="P21" style:family="paragraph" style:parent-style-name="Text_20_body" style:list-style-name="L4">
      <style:text-properties style:font-name="Liberation Mono" fo:font-size="6pt" officeooo:paragraph-rsid="0038778e" style:font-size-asian="6pt" style:font-size-complex="6pt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text-properties officeooo:paragraph-rsid="0038778e"/>
    </style:style>
    <style:style style:name="P24" style:family="paragraph">
      <loext:graphic-properties draw:fill-color="#2a2424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e069" style:font-weight-asian="bold" style:font-weight-complex="bold"/>
    </style:style>
    <style:style style:name="T3" style:family="text">
      <style:text-properties fo:font-variant="normal" fo:text-transform="none" fo:color="#ffffff" loext:opacity="100%" style:font-name="Liberation Mono" fo:font-size="12pt" fo:letter-spacing="normal" fo:font-style="normal" style:text-underline-style="solid" style:text-underline-width="auto" style:text-underline-color="font-color" fo:font-weight="bold" officeooo:rsid="00365fbc" fo:background-color="transparent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fo:color="#ffffff" loext:opacity="100%" style:font-name="Liberation Mono" fo:font-size="12pt" fo:letter-spacing="normal" fo:font-style="normal" style:text-underline-style="none" fo:font-weight="bold" officeooo:rsid="00365fbc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00a933" loext:opacity="100%" style:font-name="Liberation Mono" fo:font-size="12pt" fo:letter-spacing="normal" fo:font-style="normal" style:text-underline-style="none" fo:font-weight="bold" officeooo:rsid="00365fbc" fo:background-color="transparent" loext:char-shading-value="0" style:font-size-asian="12pt" style:font-size-complex="12pt" loext:padding="0in" loext:border="none"/>
    </style:style>
    <style:style style:name="T6" style:family="text">
      <style:text-properties officeooo:rsid="0038e069"/>
    </style:style>
    <style:style style:name="T7" style:family="text">
      <style:text-properties officeooo:rsid="002bedce"/>
    </style:style>
    <style:style style:name="T8" style:family="text">
      <style:text-properties officeooo:rsid="002b8f9d"/>
    </style:style>
    <style:style style:name="T9" style:family="text">
      <style:text-properties officeooo:rsid="0030a03d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2bedce"/>
    </style:style>
    <style:style style:name="T12" style:family="text">
      <style:text-properties style:font-name="Liberation Mono" fo:font-weight="normal" officeooo:rsid="002bedce" style:font-weight-asian="normal" style:font-weight-complex="normal"/>
    </style:style>
    <style:style style:name="T13" style:family="text">
      <style:text-properties style:font-name="Liberation Mono" fo:font-weight="normal" officeooo:rsid="002ed5a3" style:font-weight-asian="normal" style:font-weight-complex="normal"/>
    </style:style>
    <style:style style:name="T14" style:family="text">
      <style:text-properties style:font-name="Liberation Mono" fo:font-weight="normal" officeooo:rsid="003493c5" style:font-weight-asian="normal" style:font-weight-complex="normal"/>
    </style:style>
    <style:style style:name="T15" style:family="text">
      <style:text-properties style:font-name="Liberation Mono" fo:font-weight="normal" officeooo:rsid="003685b8" style:font-weight-asian="normal" style:font-weight-complex="normal"/>
    </style:style>
    <style:style style:name="T16" style:family="text">
      <style:text-properties fo:color="#520000" loext:opacity="100%" style:font-name="Liberation Mono"/>
    </style:style>
    <style:style style:name="T17" style:family="text">
      <style:text-properties fo:color="#520000" loext:opacity="100%" style:font-name="Liberation Mono" officeooo:rsid="002bedce"/>
    </style:style>
    <style:style style:name="T18" style:family="text">
      <style:text-properties fo:color="#520000" loext:opacity="100%" style:font-name="Liberation Mono" officeooo:rsid="002ed5a3"/>
    </style:style>
    <style:style style:name="T19" style:family="text">
      <style:text-properties fo:color="#520000" loext:opacity="100%" style:font-name="Liberation Mono" officeooo:rsid="003493c5"/>
    </style:style>
    <style:style style:name="T20" style:family="text">
      <style:text-properties fo:color="#520000" loext:opacity="100%" style:font-name="Liberation Mono" fo:font-weight="bold" style:font-weight-asian="bold" style:font-weight-complex="bold"/>
    </style:style>
    <style:style style:name="T21" style:family="text">
      <style:text-properties fo:color="#520000" loext:opacity="100%" style:font-name="Liberation Mono" fo:font-size="6pt" officeooo:rsid="003493c5" style:font-size-asian="6pt" style:font-size-complex="6pt"/>
    </style:style>
    <style:style style:name="T22" style:family="text">
      <style:text-properties officeooo:rsid="00365fbc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color="#ffffff" loext:opacity="100%" style:font-name="Liberation Mono" fo:font-size="12pt" fo:font-weight="bold" officeooo:rsid="00334251" style:font-size-asian="10.5pt" style:font-weight-asian="bold" style:font-size-complex="12pt" style:font-weight-complex="bold"/>
    </style:style>
    <style:style style:name="T25" style:family="text">
      <style:text-properties fo:color="#ffffff" loext:opacity="100%" style:font-name="Liberation Mono" fo:font-size="12pt" fo:font-weight="bold" officeooo:rsid="003493c5" style:font-size-asian="10.5pt" style:font-weight-asian="bold" style:font-size-complex="12pt" style:font-weight-complex="bold"/>
    </style:style>
    <style:style style:name="T26" style:family="text">
      <style:text-properties fo:color="#ffffff" loext:opacity="100%" style:font-name="Liberation Mono" fo:font-size="12pt" fo:font-weight="bold" officeooo:rsid="0038e069" style:font-size-asian="10.5pt" style:font-weight-asian="bold" style:font-size-complex="12pt" style:font-weight-complex="bold"/>
    </style:style>
    <style:style style:name="T27" style:family="text">
      <style:text-properties fo:color="#ffffff" loext:opacity="100%" style:font-name="Liberation Mono" fo:font-size="12pt" fo:font-weight="bold" officeooo:rsid="003c2c59" style:font-size-asian="10.5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fill-color="#2a2424" draw:textarea-horizontal-align="justify" draw:textarea-vertical-align="middle" draw:auto-grow-height="false" fo:min-height="2.1335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16">SSI Schaefer — Software Support Engineer</text:span></text:span><text:span text:style-name="T10"><text:line-break/></text:span><text:span text:style-name="T20">Ozark, MO | 2022–Present</text:span></text:p>
      <text:p text:style-name="P7"/>
      <text:list text:style-name="L1">
        <text:list-item>
          <text:p text:style-name="P16"><text:span text:style-name="T8">Develop</text:span> warehouse diagnostics platform to improve operator <text:span text:style-name="T22">awareness</text:span>.</text:p>
        </text:list-item>
        <text:list-item>
          <text:p text:style-name="P16"><text:span text:style-name="T7">Build</text:span> internal tools and automation scripts to improve efficiency.</text:p>
        </text:list-item>
      </text:list>
      <text:list text:style-name="L2">
        <text:list-item>
          <text:p text:style-name="P17">Analyze process state transitions to <text:span text:style-name="T7">identify and resolve</text:span><text:span text:style-name="T8"> interrupted</text:span> workflows.</text:p>
        </text:list-item>
        <text:list-item>
          <text:p text:style-name="P18">Diagnose and repair issues caused by invalid or missing data.</text:p>
        </text:list-item>
      </text:list>
      <text:list text:style-name="L3">
        <text:list-item>
          <text:p text:style-name="P19">Restart distributed services to recover system functionalit<text:span text:style-name="T8">y</text:span>.</text:p>
        </text:list-item>
      </text:list>
      <text:list text:style-name="L4">
        <text:list-item>
          <text:p text:style-name="P20">Investigate recurring issues and prepare reports for management review and operational insight.<text:span text:style-name="T23"/></text:p>
          <text:p text:style-name="P21"/>
        </text:list-item>
      </text:list>
      <text:p text:style-name="P10"><text:span text:style-name="Strong_20_Emphasis"><text:span text:style-name="T16">Technical Skills</text:span></text:span></text:p>
      <text:list text:style-name="L5">
        <text:list-item>
          <text:p text:style-name="P22"><text:span text:style-name="Strong_20_Emphasis"><text:span text:style-name="T10">Languages: </text:span></text:span><text:span text:style-name="T10">Python, SQL, J</text:span><text:span text:style-name="T11">S</text:span></text:p>
        </text:list-item>
        <text:list-item>
          <text:p text:style-name="P22"><text:span text:style-name="Strong_20_Emphasis"><text:span text:style-name="T10">Tools:</text:span></text:span><text:span text:style-name="T10"> Git, Linux, </text:span><text:span text:style-name="T11">vim</text:span></text:p>
        </text:list-item>
        <text:list-item>
          <text:p text:style-name="P23"><text:span text:style-name="Strong_20_Emphasis"><text:span text:style-name="T10">Concepts:</text:span></text:span><text:span text:style-name="T10"> Distributed systems, workflow diagnostics, service recovery.</text:span></text:p>
        </text:list-item>
      </text:list>
      <text:p text:style-name="P11"><text:span text:style-name="Strong_20_Emphasis"><text:span text:style-name="T17">Education</text:span></text:span></text:p>
      <text:p text:style-name="P3"><text:span text:style-name="T1">Missouri Western State University</text:span> (August 2020 – May 2022)</text:p>
      <text:p text:style-name="P3">B.S. Computer Science</text:p>
      <text:p text:style-name="P5"/>
      <text:p text:style-name="P4"><text:span text:style-name="T1">North Central Missouri College</text:span> </text:p>
      <text:p text:style-name="P4">(August 2018 – May 2020)</text:p>
      <text:p text:style-name="P3">Associates <text:span text:style-name="T9">of</text:span> Arts</text:p>
      <text:p text:style-name="P6"/>
      <text:p text:style-name="P11"><text:span text:style-name="Strong_20_Emphasis"><text:span text:style-name="T17">Summ</text:span></text:span><text:span text:style-name="Strong_20_Emphasis"><text:span text:style-name="T18">a</text:span></text:span><text:span text:style-name="Strong_20_Emphasis"><text:span text:style-name="T17">ry</text:span></text:span></text:p>
      <text:p text:style-name="P13"><text:span text:style-name="Strong_20_Emphasis"><text:span text:style-name="T12">Software Support Engineer with 4 years of experience in automated warehouse systems. Skilled in Python, SQL, and workflow diagnostics to troubleshoot issues and improve operational visibility.</text:span></text:span></text:p>
      <text:p text:style-name="P13"><text:span text:style-name="Strong_20_Emphasis"><text:span text:style-name="T21"/></text:span></text:p>
      <text:p text:style-name="P12"><text:span text:style-name="Strong_20_Emphasis"><text:span text:style-name="T19">Seeking</text:span></text:span></text:p>
      <text:p text:style-name="P8"><text:span text:style-name="Strong_20_Emphasis"><text:span text:style-name="T14">A s</text:span></text:span><text:span text:style-name="Strong_20_Emphasis"><text:span text:style-name="T13">oftware engineering role focused on clean architecture, maintainable systems, and thoughtful database design.</text:span></text:span></text:p>
      <text:p text:style-name="P8"><text:span text:style-name="Strong_20_Emphasis"><text:span text:style-name="T13">Interested in collaborative team environments that value open communication, code reviews, and continuous feedback. </text:span></text:span></text:p>
      <text:p text:style-name="P8"><text:span text:style-name="Strong_20_Emphasis"><text:span text:style-name="T13">Open to hybrid or remote opportunities </text:span></text:span><text:span text:style-name="Strong_20_Emphasis"><text:span text:style-name="T15">with preference</text:span></text:span><text:span text:style-name="Strong_20_Emphasis"><text:span text:style-name="T14"> </text:span></text:span><text:span text:style-name="Strong_20_Emphasis"><text:span text:style-name="T15">for positions </text:span></text:span><text:span text:style-name="Strong_20_Emphasis"><text:span text:style-name="T14">locat</text:span></text:span><text:span text:style-name="Strong_20_Emphasis"><text:span text:style-name="T15">ed in or near Northwest MO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b4c7dc" loext:opacity="100%" style:text-underline-style="none"/>
    </style:style>
    <style:style style:name="Visited_20_Internet_20_Link" style:display-name="Visited Internet Link" style:family="text">
      <style:text-properties fo:color="#729fcf" loext:opacity="100%"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style:font-name="Liberation Mono" fo:font-size="24pt" officeooo:rsid="001e304b" officeooo:paragraph-rsid="001e304b" style:font-size-asian="21pt" style:font-size-complex="24pt"/>
    </style:style>
    <style:style style:name="MP2" style:family="paragraph">
      <loext:graphic-properties draw:fill-color="#2a2424"/>
      <style:paragraph-properties fo:text-align="center"/>
    </style:style>
    <style:style style:name="MP3" style:family="paragraph" style:parent-style-name="Header">
      <style:paragraph-properties fo:line-height="115%"/>
      <style:text-properties officeooo:paragraph-rsid="00334251"/>
    </style:style>
    <style:style style:name="MP4" style:family="paragraph" style:parent-style-name="Header">
      <style:paragraph-properties fo:line-height="115%"/>
      <style:text-properties officeooo:paragraph-rsid="0038e069"/>
    </style:style>
    <style:style style:name="MP5" style:family="paragraph" style:parent-style-name="Header">
      <style:paragraph-properties fo:line-height="115%"/>
      <style:text-properties fo:color="#ffffff" loext:opacity="100%" style:font-name="Liberation Mono" fo:font-size="12pt" officeooo:rsid="00365fbc" officeooo:paragraph-rsid="00365fbc" style:font-size-asian="12pt" style:font-size-complex="12pt"/>
    </style:style>
    <style:style style:name="MT1" style:family="text">
      <style:text-properties fo:color="#ffffff" loext:opacity="100%" style:font-name="Liberation Mono" fo:font-size="12pt" fo:font-weight="bold" officeooo:rsid="00334251" style:font-size-asian="10.5pt" style:font-weight-asian="bold" style:font-size-complex="12pt" style:font-weight-complex="bold"/>
    </style:style>
    <style:style style:name="MT2" style:family="text">
      <style:text-properties fo:color="#ffffff" loext:opacity="100%" style:font-name="Liberation Mono" fo:font-size="12pt" fo:font-weight="bold" officeooo:rsid="003493c5" style:font-size-asian="10.5pt" style:font-weight-asian="bold" style:font-size-complex="12pt" style:font-weight-complex="bold"/>
    </style:style>
    <style:style style:name="MT3" style:family="text">
      <style:text-properties fo:color="#ffffff" loext:opacity="100%" style:font-name="Liberation Mono" fo:font-size="12pt" fo:font-weight="bold" officeooo:rsid="0038e069" style:font-size-asian="10.5pt" style:font-weight-asian="bold" style:font-size-complex="12pt" style:font-weight-complex="bold"/>
    </style:style>
    <style:style style:name="MT4" style:family="text">
      <style:text-properties fo:color="#b4c7dc" loext:opacity="100%" style:font-name="Liberation Mono" fo:font-size="12pt" fo:font-weight="bold" officeooo:rsid="0038e069" style:font-size-asian="10.5pt" style:font-weight-asian="bold" style:font-size-complex="12pt" style:font-weight-complex="bold"/>
    </style:style>
    <style:style style:name="MT5" style:family="text">
      <style:text-properties fo:font-weight="bold" officeooo:rsid="0038e069" style:font-weight-asian="bold" style:font-weight-complex="bold"/>
    </style:style>
    <style:style style:name="MT6" style:family="text">
      <style:text-properties officeooo:rsid="0038e069"/>
    </style:style>
    <style:style style:name="Mgr1" style:family="graphic">
      <style:graphic-properties draw:fill-color="#2a2424" draw:textarea-horizontal-align="justify" draw:textarea-vertical-align="middle" draw:auto-grow-height="false" fo:min-height="2.1335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fo:background-color="#fffef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ef3" draw:opacity="100%" style:footnote-max-height="0in" loext:margin-gutter="0in">
        <style:columns fo:column-count="2">
          <style:column style:rel-width="5890*" fo:start-indent="0in" fo:end-indent="0.1in"/>
          <style:column style:rel-width="4082*" fo:start-indent="0.1in" fo:end-indent="0in"/>
        </style:columns>
        <style:footnote-sep style:width="0.0071in" style:distance-after-sep="0.0402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7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ef3" draw:opacity="100%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0" draw:name="Shape 3" draw:style-name="Mgr1" draw:text-style-name="MP2" svg:width="8.4996in" svg:height="2.1335in" svg:x="-0.7874in" svg:y="-0.7874in"><text:p/><draw:enhanced-geometry svg:viewBox="0 0 21600 21600" draw:type="rectangle" draw:enhanced-path="M 0 0 L 21600 0 21600 21600 0 21600 0 0 Z N"/></draw:custom-shape>Max Durbin</text:p>
        <text:p text:style-name="MP3"><text:span text:style-name="MT1">(816)–294-4602 </text:span><text:span text:style-name="MT2">| maxleedurbin@gmail.com</text:span></text:p>
        <text:p text:style-name="MP4"><text:span text:style-name="MT3">WEBPAGE: </text:span><text:a xlink:type="simple" xlink:href="https://max-durbin.github.io/maxdurbin/" text:style-name="Internet_20_link" text:visited-style-name="Visited_20_Internet_20_Link"><text:span text:style-name="MT4">https://max-durbin.github.io/maxdurbin/</text:span></text:a><text:span text:style-name="MT3"/></text:p>
        <text:p text:style-name="MP5"><text:span text:style-name="MT5">ADDRESS:</text:span><text:span text:style-name="MT6"> </text:span>3871 E. OLD STONE AVE 307 BROOKLINE MO 65619-945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8:44:49.954728600</meta:creation-date>
    <dc:date>2026-03-01T18:27:50.256745805</dc:date>
    <meta:editing-duration>PT1H31M27S</meta:editing-duration>
    <meta:editing-cycles>12</meta:editing-cycles>
    <meta:generator>LibreOffice/24.2.7.2$Linux_X86_64 LibreOffice_project/420$Build-2</meta:generator>
    <meta:print-date>2026-03-01T18:26:34.525737040</meta:print-date>
    <meta:printed-by>PDF files</meta:printed-by>
    <meta:document-statistic meta:table-count="0" meta:image-count="0" meta:object-count="0" meta:page-count="1" meta:paragraph-count="28" meta:word-count="206" meta:character-count="1492" meta:non-whitespace-character-count="1320"/>
  </office:meta>
</office:document-meta>
</file>